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64aa" officeooo:paragraph-rsid="001264aa"/>
    </style:style>
    <style:style style:name="P2" style:family="paragraph" style:parent-style-name="Standard">
      <style:text-properties officeooo:rsid="00129dc6" officeooo:paragraph-rsid="00129dc6"/>
    </style:style>
    <style:style style:name="P3" style:family="paragraph" style:parent-style-name="Standard">
      <style:text-properties officeooo:rsid="0013de5b" officeooo:paragraph-rsid="0013de5b"/>
    </style:style>
    <style:style style:name="T1" style:family="text">
      <style:text-properties officeooo:rsid="00129dc6"/>
    </style:style>
    <style:style style:name="T2" style:family="text">
      <style:text-properties officeooo:rsid="0013de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ess list </text:p>
      <text:p text:style-name="P1"/>
      <text:p text:style-name="P1"/>
      <text:p text:style-name="P1">le access list ovviamente sono delle regolke che vengono applicate ai router per svolegere alcune funzioni tipo filtrare il traffico in ingresso e in uscita in modo più o meno pesante quindi negare, permettere o eliminare qualcosa. </text:p>
      <text:p text:style-name="P1"/>
      <text:p text:style-name="P1">Sono di due tipi: </text:p>
      <text:p text:style-name="P1">tipo standard da 1 a 99 </text:p>
      <text:p text:style-name="P1">da <text:span text:style-name="T2">100 a 199</text:span> in su sono le access list di tipo esteso. </text:p>
      <text:p text:style-name="P1"/>
      <text:p text:style-name="P1"/>
      <text:p text:style-name="P1"/>
      <text:p text:style-name="P1">Le access list standard operano anche sui protocolli e gli negano o permettano l'accesso. </text:p>
      <text:p text:style-name="P1">Con le access list quando si opera su un ip per far si che ci si riferisca a tutti i computer o a quello che vogliamo controllare non si utilizza la subnet mask ma una wildcard. </text:p>
      <text:p text:style-name="P1"/>
      <text:p text:style-name="P1"><text:span text:style-name="T1">Eseguire un controllo sugli host dove c'è l'uno </text:span><text:s/></text:p>
      <text:p text:style-name="P1"/>
      <text:p text:style-name="P2">le access list possono essere usate da tutti i protocolli </text:p>
      <text:p text:style-name="P2"/>
      <text:p text:style-name="P2">esistono diverse ragioni per operarli: </text:p>
      <text:p text:style-name="P2">sicurezza – respingere determinati accessi a una rete </text:p>
      <text:p text:style-name="P2"/>
      <text:p text:style-name="P2"/>
      <text:p text:style-name="P3">le regole più restrittive vengono messe all'inizio e le altre dopo </text:p>
      <text:p text:style-name="P3"/>
      <text:p text:style-name="P3"/>
      <text:p text:style-name="P3">dove si posizionano le access list: si possono posizionare ovunque nelle interfacce dei router. Normalmente le access list standard vengono applicate all'interfaccia più vicina alla destinazione</text:p>
      <text:p text:style-name="P3">le access list estese vengono applicate più vicine alla sorgente. </text:p>
      <text:p text:style-name="P3"/>
      <text:p text:style-name="P3"/>
      <text:p text:style-name="P3">Le standard vengono usate o per bloccare un host specifico o per negare una suite di protocolli (quindi non uno solo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45S</meta:editing-duration>
    <meta:editing-cycles>3</meta:editing-cycles>
    <meta:generator>LibreOffice/5.2.1.2$Windows_x86 LibreOffice_project/31dd62db80d4e60af04904455ec9c9219178d620</meta:generator>
    <dc:date>2017-11-27T11:05:24.511000000</dc:date>
    <meta:document-statistic meta:table-count="0" meta:image-count="0" meta:object-count="0" meta:page-count="1" meta:paragraph-count="15" meta:word-count="210" meta:character-count="1253" meta:non-whitespace-character-count="1043"/>
    <meta:user-defined meta:name="Info 1"/>
    <meta:user-defined meta:name="Info 2"/>
    <meta:user-defined meta:name="Info 3"/>
    <meta:user-defined meta:name="Info 4"/>
  </office:meta>
</office:document-meta>
</file>